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" svg:font-family="Helvetica"/>
    <style:font-face style:name="Times" svg:font-family="Times"/>
    <style:font-face style:name="Verdana" svg:font-family="Verdana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16.0pt" fo:color="#ce181e"/>
    </style:style>
    <style:style style:name="P2" style:family="paragraph" style:parent-style-name="Standard">
      <style:paragraph-properties fo:text-align="center"/>
      <style:text-properties style:font-name="Times" fo:font-size="12.0pt"/>
    </style:style>
    <style:style style:name="P3" style:family="paragraph" style:parent-style-name="Standard">
      <style:text-properties style:font-name="Helvetica" fo:font-size="16.0pt" fo:color="#1a1a1a" fo:background-color="#ffffff"/>
    </style:style>
    <style:style style:name="P4" style:family="paragraph" style:parent-style-name="Standard">
      <style:text-properties style:font-name="Times" fo:font-size="12.0pt"/>
    </style:style>
    <style:style style:name="P5" style:family="paragraph" style:parent-style-name="Standard">
      <style:text-properties style:font-name="Arial" fo:font-size="14.0pt" fo:color="#3c4044"/>
    </style:style>
    <style:style style:name="P6" style:family="paragraph" style:parent-style-name="Standard">
      <style:text-properties style:font-name="Arial" fo:font-size="16.0pt" fo:color="#1a1a1a"/>
    </style:style>
    <style:style style:name="P7" style:family="paragraph" style:parent-style-name="Standard">
      <style:text-properties style:font-name="Helvetica" fo:font-size="14.0pt" fo:color="#000000" fo:background-color="#ffffff"/>
    </style:style>
    <style:style style:name="P8" style:family="paragraph" style:parent-style-name="Standard">
      <style:text-properties style:font-name="Helvetica" fo:font-size="22.0pt" fo:color="#2f302f" fo:background-color="#f9f8f4"/>
    </style:style>
    <style:style style:name="P9" style:family="paragraph" style:parent-style-name="Standard">
      <style:text-properties style:font-name="Helvetica" fo:font-size="14.0pt" fo:color="#1a1a1a" fo:background-color="#ffffff"/>
    </style:style>
    <style:style style:name="P10" style:family="paragraph" style:parent-style-name="Standard">
      <style:text-properties style:font-name="Arial" fo:font-size="13.0pt" fo:color="#1a1a1a"/>
    </style:style>
    <style:style style:name="P11" style:family="paragraph" style:parent-style-name="Standard">
      <style:text-properties style:font-name="Verdana" fo:font-size="10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 fo:letter-spacing="0.0000in"/>
    </style:style>
    <style:style style:name="T4" style:family="text">
      <style:text-properties fo:letter-spacing="0.0000in" fo:color="#092f9d"/>
    </style:style>
    <style:style style:name="T5" style:family="text">
      <style:text-properties fo:letter-spacing="0.0000in" fo:color="#0a006d"/>
    </style:style>
    <style:style style:name="T6" style:family="text">
      <style:text-properties fo:letter-spacing="0.0000in" fo:color="#a90003"/>
    </style:style>
    <style:style style:name="T7" style:family="text">
      <style:text-properties fo:letter-spacing="0.0000in" fo:color="#274fad"/>
    </style:style>
    <style:style style:name="T8" style:family="text">
      <style:text-properties style:font-name="Times" fo:font-size="12.0pt" fo:font-size-asian="12.0pt" fo:font-size-complex="12.0pt" fo:color="#000000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"><text:span text:style-name="T1">Termine</text:span></text:p>
          </table:table-cell>
          <table:table-cell table:style-name="TableCell1">
            <text:p text:style-name="P1"><text:span text:style-name="T1">Descrizione</text:span></text:p>
          </table:table-cell>
          <table:table-cell table:style-name="TableCell1">
            <text:p text:style-name="P1"><text:span text:style-name="T1">Sinonimi</text:span></text:p>
          </table:table-cell>
          <table:table-cell table:style-name="TableCell1">
            <text:p text:style-name="P1"><text:span text:style-name="T1">Collegamenti</text:span></text:p>
          </table:table-cell>
        </table:table-row>
        <table:table-row>
          <table:table-cell table:style-name="TableCell1">
            <text:p text:style-name="P2">Attore</text:p>
          </table:table-cell>
          <table:table-cell table:style-name="TableCell1">
            <text:p text:style-name="P3"><text:span text:style-name="T2">Chi, per mestiere, recita in opere teatrali, cinematografiche o televisive</text:span></text:p>
          </table:table-cell>
          <table:table-cell table:style-name="TableCell1">
            <text:p text:style-name="P4">Artista </text:p>
          </table:table-cell>
          <table:table-cell table:style-name="TableCell1">
            <text:p text:style-name="P4">Film</text:p>
            <text:p text:style-name="P4">Serie TV</text:p>
          </table:table-cell>
        </table:table-row>
        <table:table-row>
          <table:table-cell table:style-name="TableCell1">
            <text:p text:style-name="P2">Caratteristiche dei Contenuti</text:p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Canale TV</text:p>
          </table:table-cell>
          <table:table-cell table:style-name="TableCell1">
            <text:p text:style-name="P5"><text:span text:style-name="T2">Una frequenza terrestre o un numero virtuale su cui è distribuita una stazione televisiva o una rete televisiva.</text:span></text:p>
          </table:table-cell>
          <table:table-cell table:style-name="TableCell1">
            <text:p text:style-name="P4"/>
          </table:table-cell>
          <table:table-cell table:style-name="TableCell1">
            <text:p text:style-name="P4">Contenuto</text:p>
          </table:table-cell>
        </table:table-row>
        <table:table-row>
          <table:table-cell table:style-name="TableCell1">
            <text:p text:style-name="P2">Cinema</text:p>
          </table:table-cell>
          <table:table-cell table:style-name="TableCell1">
            <text:p text:style-name="P6"><text:span text:style-name="T2">Un </text:span><text:span text:style-name="T3">cinema</text:span><text:span text:style-name="T2"><text:s/>è un </text:span><text:span text:style-name="T3">luogo</text:span><text:span text:style-name="T2"><text:s/>pubblico destinato alla visione di opere cinematografiche. È quindi un </text:span><text:span text:style-name="T3">luogo</text:span><text:span text:style-name="T2"><text:s/>pubblico destinato all'intrattenimento. Rispetto a quella che normalmente si ha nella propria abitazione</text:span></text:p>
          </table:table-cell>
          <table:table-cell table:style-name="TableCell1">
            <text:p text:style-name="P4"/>
          </table:table-cell>
          <table:table-cell table:style-name="TableCell1">
            <text:p text:style-name="P4">Film</text:p>
            <text:p text:style-name="P4">Programma</text:p>
          </table:table-cell>
        </table:table-row>
        <table:table-row>
          <table:table-cell table:style-name="TableCell1">
            <text:p text:style-name="P2">Contenuto</text:p>
          </table:table-cell>
          <table:table-cell table:style-name="TableCell1">
            <text:p text:style-name="P4">Ciò di cui è composta la notizia, che può essere votato dagli utenti registrati</text:p>
          </table:table-cell>
          <table:table-cell table:style-name="TableCell1">
            <text:p text:style-name="P4"/>
          </table:table-cell>
          <table:table-cell table:style-name="TableCell1">
            <text:p text:style-name="P4">Notizia</text:p>
            <text:p text:style-name="P4">Voto</text:p>
          </table:table-cell>
        </table:table-row>
        <table:table-row>
          <table:table-cell table:style-name="TableCell1">
            <text:p text:style-name="P2">Episodio</text:p>
          </table:table-cell>
          <table:table-cell table:style-name="TableCell1">
            <text:p text:style-name="P7"><text:span text:style-name="T2">Frammento narrativo di una serie televisiva o cinematografica</text:span></text:p>
          </table:table-cell>
          <table:table-cell table:style-name="TableCell1">
            <text:p text:style-name="P4">Parte,puntata</text:p>
          </table:table-cell>
          <table:table-cell table:style-name="TableCell1">
            <text:p text:style-name="P4">Serie TV</text:p>
            <text:p text:style-name="P4">Canele TV</text:p>
            <text:p text:style-name="P4">Stagione</text:p>
            <text:p text:style-name="P4">Piattaforma</text:p>
          </table:table-cell>
        </table:table-row>
        <table:table-row>
          <table:table-cell table:style-name="TableCell1">
            <text:p text:style-name="P2">Film</text:p>
          </table:table-cell>
          <table:table-cell table:style-name="TableCell1">
            <text:p text:style-name="P8"><text:span text:style-name="T2">Singola produzione cinematografica</text:span></text:p>
          </table:table-cell>
          <table:table-cell table:style-name="TableCell1">
            <text:p text:style-name="P4">Pellicola, opera cinematografica</text:p>
          </table:table-cell>
          <table:table-cell table:style-name="TableCell1">
            <text:p text:style-name="P4">Attore</text:p>
            <text:p text:style-name="P4">Cinema</text:p>
            <text:p text:style-name="P4">Proieazione</text:p>
            <text:p text:style-name="P4">Regista</text:p>
          </table:table-cell>
        </table:table-row>
        <table:table-row>
          <table:table-cell table:style-name="TableCell1">
            <text:p text:style-name="P2">Notizia</text:p>
          </table:table-cell>
          <table:table-cell table:style-name="TableCell1">
            <text:p text:style-name="P9"><text:span text:style-name="T2">La </text:span><text:span text:style-name="T3">notizia</text:span><text:span text:style-name="T2"><text:s/>è un'</text:span><text:span text:style-name="T4">informazione</text:span><text:span text:style-name="T2"><text:s/>su un fatto o un avvenimento (in corso o concluso), comunicata da un </text:span><text:span text:style-name="T4">giornalista</text:span><text:span text:style-name="T2"><text:s/>a mezzo di </text:span><text:span text:style-name="T4">stampa</text:span><text:span text:style-name="T2">, </text:span><text:span text:style-name="T4">trasmissione televisiva</text:span><text:span text:style-name="T2">, </text:span><text:span text:style-name="T4">radio</text:span><text:span text:style-name="T2">, pubblicazione </text:span><text:span text:style-name="T4">online</text:span><text:span text:style-name="T2"><text:s/>o con altri </text:span><text:span text:style-name="T5">mass media</text:span></text:p>
          </table:table-cell>
          <table:table-cell table:style-name="TableCell1">
            <text:p text:style-name="P4">News</text:p>
          </table:table-cell>
          <table:table-cell table:style-name="TableCell1">
            <text:p text:style-name="P4">Voto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Piattaforma</text:p>
          </table:table-cell>
          <table:table-cell table:style-name="TableCell1">
            <text:p text:style-name="P9"><text:span text:style-name="T2">un gruppo di </text:span><text:a xlink:type="simple" xlink:href="https://it.wikipedia.org/wiki/Emittente_televisiva"><text:span text:style-name="T4">emittenti televisive</text:span></text:a><text:span text:style-name="T2"><text:s/>- gratuite o a pagamento - fornite agli utenti dal medesimo </text:span><text:a xlink:type="simple" xlink:href="https://it.wikipedia.org/w/index.php?title=Provider_televisivo&amp;action=edit&amp;redlink=1"><text:span text:style-name="T6">provider</text:span></text:a><text:span text:style-name="T2"><text:s/>o accomunate dalla medesima tecnologia di trasmissione agli utenti; oltre alle televisioni, può offrire anche </text:span><text:a xlink:type="simple" xlink:href="https://it.wikipedia.org/wiki/Radio_(mass_media)"><text:span text:style-name="T4">radio</text:span></text:a><text:span text:style-name="T2"><text:s/>e </text:span><text:a xlink:type="simple" xlink:href="https://it.wikipedia.org/wiki/Servizi_interattivi"><text:span text:style-name="T4">servizi interattivi</text:span></text:a><text:span text:style-name="T2"><text:s/>quali la </text:span><text:a xlink:type="simple" xlink:href="https://it.wikipedia.org/wiki/Pay_per_view"><text:span text:style-name="T4">pay per view</text:span></text:a><text:span text:style-name="T2"><text:s/>e il </text:span><text:a xlink:type="simple" xlink:href="https://it.wikipedia.org/wiki/Video_on_demand"><text:span text:style-name="T4">video on demand</text:span></text:a></text:p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Piattaforma Streaming</text:p>
          </table:table-cell>
          <table:table-cell table:style-name="TableCell1">
            <text:p text:style-name="P9"><text:span text:style-name="T2">o </text:span><text:span text:style-name="T3">flusso multimediale</text:span><text:span text:style-name="T2"><text:s/>nel campo delle </text:span><text:a xlink:type="simple" xlink:href="https://it.wikipedia.org/wiki/Telecomunicazioni"><text:span text:style-name="T4">telecomunicazioni</text:span></text:a><text:span text:style-name="T2"><text:s/>identifica un flusso di </text:span><text:a xlink:type="simple" xlink:href="https://it.wikipedia.org/wiki/Dati"><text:span text:style-name="T4">dati</text:span></text:a><text:span text:style-name="T2"><text:s/></text:span><text:a xlink:type="simple" xlink:href="https://it.wikipedia.org/wiki/Audio"><text:span text:style-name="T4">audio</text:span></text:a><text:span text:style-name="T2">/</text:span><text:a xlink:type="simple" xlink:href="https://it.wikipedia.org/wiki/Video"><text:span text:style-name="T4">video</text:span></text:a><text:span text:style-name="T2"><text:s/></text:span><text:a xlink:type="simple" xlink:href="https://it.wikipedia.org/wiki/Trasmissione_(telecomunicazioni)"><text:span text:style-name="T4">trasmessi</text:span></text:a><text:span text:style-name="T2"><text:s/>da una sorgente a una o più destinazioni tramite una </text:span><text:a xlink:type="simple" xlink:href="https://it.wikipedia.org/wiki/Rete_telematica"><text:span text:style-name="T4">rete telematica</text:span></text:a><text:span text:style-name="T2">. Questi dati vengono riprodotti man mano che arrivano a destinazione</text:span></text:p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Preferito</text:p>
          </table:table-cell>
          <table:table-cell table:style-name="TableCell1">
            <text:p text:style-name="P10"><text:span text:style-name="T2">Che è amato più di ogni altro, che è oggetto di particolare gradimento</text:span></text:p>
          </table:table-cell>
          <table:table-cell table:style-name="TableCell1">
            <text:p text:style-name="P4">Favorito</text:p>
          </table:table-cell>
          <table:table-cell table:style-name="TableCell1">
            <text:p text:style-name="P4">Film</text:p>
            <text:p text:style-name="P4">Serie TV</text:p>
            <text:p text:style-name="P4">Contenuto</text:p>
          </table:table-cell>
        </table:table-row>
        <table:table-row>
          <table:table-cell table:style-name="TableCell1">
            <text:p text:style-name="P2">Programma</text:p>
          </table:table-cell>
          <table:table-cell table:style-name="TableCell1">
            <text:p text:style-name="P3"><text:span text:style-name="T2">Organizzazione e presentazione di spettacoli, manifestazioni ecc. secondo un programma in particolare proiezione di un film nelle sale pubbliche; insieme di spettacoli radiotelevisivi messi in programma in un determinato periodo,palinsesto</text:span></text:p>
          </table:table-cell>
          <table:table-cell table:style-name="TableCell1">
            <text:p text:style-name="P4">Proposta,manifesto</text:p>
          </table:table-cell>
          <table:table-cell table:style-name="TableCell1">
            <text:p text:style-name="P4">Canatale TV</text:p>
            <text:p text:style-name="P4">Cinema</text:p>
          </table:table-cell>
        </table:table-row>
        <table:table-row>
          <table:table-cell table:style-name="TableCell1">
            <text:p text:style-name="P2">Proiezione</text:p>
          </table:table-cell>
          <table:table-cell table:style-name="TableCell1">
            <text:p text:style-name="P4"/>
          </table:table-cell>
          <table:table-cell table:style-name="TableCell1">
            <text:p text:style-name="P4">Riproduzione</text:p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Redattore</text:p>
          </table:table-cell>
          <table:table-cell table:style-name="TableCell1">
            <text:p text:style-name="P10"><text:span text:style-name="T2">Chi si occupa della stesura o della revisione di articoli per un giornale, una rivista, un'opera di compilazione collettiva</text:span></text:p>
          </table:table-cell>
          <table:table-cell table:style-name="TableCell1">
            <text:p text:style-name="P4">Scrittore,autore</text:p>
          </table:table-cell>
          <table:table-cell table:style-name="TableCell1">
            <text:p text:style-name="P4">Utente della redazione</text:p>
          </table:table-cell>
        </table:table-row>
        <table:table-row>
          <table:table-cell table:style-name="TableCell1">
            <text:p text:style-name="P2">Regista</text:p>
          </table:table-cell>
          <table:table-cell table:style-name="TableCell1">
            <text:p text:style-name="P10"><text:span text:style-name="T2">La persona che ha la responsabilità artistica e operativa di una rappresentazione (cinematografica, teatrale, televisiva) o di una trasmissione radiofonica.</text:span></text:p>
          </table:table-cell>
          <table:table-cell table:style-name="TableCell1">
            <text:p text:style-name="P4">Direttore artistico</text:p>
          </table:table-cell>
          <table:table-cell table:style-name="TableCell1">
            <text:p text:style-name="P4">Film</text:p>
            <text:p text:style-name="P4">Serie TV</text:p>
          </table:table-cell>
        </table:table-row>
        <table:table-row>
          <table:table-cell table:style-name="TableCell1">
            <text:p text:style-name="P2">Scheda </text:p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Serie TV</text:p>
          </table:table-cell>
          <table:table-cell table:style-name="TableCell1">
            <text:p text:style-name="P9"><text:span text:style-name="T2">una </text:span><text:a xlink:type="simple" xlink:href="https://it.wikipedia.org/wiki/fiction_televisiva"><text:span text:style-name="T7">fiction televisiva</text:span></text:a><text:span text:style-name="T2"><text:s/>suddivisa in parti destinate ad essere trasmesse in televisione in giorni diversi, spesso con segmento narrativo autonomo</text:span></text:p>
          </table:table-cell>
          <table:table-cell table:style-name="TableCell1">
            <text:p text:style-name="P4"/>
          </table:table-cell>
          <table:table-cell table:style-name="TableCell1">
            <text:p text:style-name="P4">Serial</text:p>
          </table:table-cell>
        </table:table-row>
        <table:table-row>
          <table:table-cell table:style-name="TableCell1">
            <text:p text:style-name="P2">Stagione</text:p>
          </table:table-cell>
          <table:table-cell table:style-name="TableCell1">
            <text:p text:style-name="P9"><text:span text:style-name="T2">La </text:span><text:span text:style-name="T3">stagione televisiva</text:span><text:span text:style-name="T2"><text:s/>è il periodo di trasmissione regolare di un </text:span><text:a xlink:type="simple" xlink:href="https://it.wikipedia.org/wiki/Programma_televisivo"><text:span text:style-name="T4">programma</text:span></text:a><text:span text:style-name="T2">.</text:span></text:p>
          </table:table-cell>
          <table:table-cell table:style-name="TableCell1">
            <text:p text:style-name="P4">Periodo</text:p>
          </table:table-cell>
          <table:table-cell table:style-name="TableCell1">
            <text:p text:style-name="P4">Serie TV</text:p>
          </table:table-cell>
        </table:table-row>
        <table:table-row>
          <table:table-cell table:style-name="TableCell1">
            <text:p text:style-name="P2">Utente</text:p>
          </table:table-cell>
          <table:table-cell table:style-name="TableCell1">
            <text:p text:style-name="P11"><text:span text:style-name="T8">Persona registrata al sito al quale vengono collegati: </text:span><text:span text:style-name="T2">nome utente, password, indirizzo email e contenuti preferiti</text:span></text:p>
          </table:table-cell>
          <table:table-cell table:style-name="TableCell1">
            <text:p text:style-name="P4">Fruitore,destinatore</text:p>
          </table:table-cell>
          <table:table-cell table:style-name="TableCell1">
            <text:p text:style-name="P4">Voto</text:p>
          </table:table-cell>
        </table:table-row>
        <table:table-row>
          <table:table-cell table:style-name="TableCell1">
            <text:p text:style-name="P2">Utente Redazione</text:p>
          </table:table-cell>
          <table:table-cell table:style-name="TableCell1">
            <text:p text:style-name="P4">Persona registrata al sito, che può modificare, creare, eliminare <text:s/>notizie</text:p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Visitatore Sito</text:p>
          </table:table-cell>
          <table:table-cell table:style-name="TableCell1">
            <text:p text:style-name="P4">Persona non registrata al sito ma che lo visiona dall’esterno</text:p>
          </table:table-cell>
          <table:table-cell table:style-name="TableCell1">
            <text:p text:style-name="P4"/>
          </table:table-cell>
          <table:table-cell table:style-name="TableCell1">
            <text:p text:style-name="P4"/>
          </table:table-cell>
        </table:table-row>
        <table:table-row>
          <table:table-cell table:style-name="TableCell1">
            <text:p text:style-name="P2">Voto</text:p>
          </table:table-cell>
          <table:table-cell table:style-name="TableCell1">
            <text:p text:style-name="P4">Valutazione che l’utente registrato lascia ad una Notizia,serie TV,Film ecc…..</text:p>
          </table:table-cell>
          <table:table-cell table:style-name="TableCell1">
            <text:p text:style-name="P4">Giudizio </text:p>
          </table:table-cell>
          <table:table-cell table:style-name="TableCell1">
            <text:p text:style-name="P4">Utent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4</meta:generator>
  </office:meta>
</office:document-meta>
</file>